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000080"/>
      <style:text-properties style:use-window-font-color="true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008080"/>
    </style:style>
    <style:style style:name="ce5" style:family="table-cell" style:parent-style-name="Default">
      <style:table-cell-properties fo:background-color="#800000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000080"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8000"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office:value-type="float" office:value="0.13">
            <text:p>0.13</text:p>
          </table:table-cell>
          <table:table-cell table:style-name="ce1" office:value-type="string">
            <text:p>Gmin = 1.5 <text:s/>Vin = .13V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Lo</text:p>
          </table:table-cell>
          <table:table-cell office:value-type="string">
            <text:p>Mid</text:p>
          </table:table-cell>
          <table:table-cell office:value-type="string">
            <text:p>Hi</text:p>
          </table:table-cell>
          <table:table-cell/>
          <table:table-cell office:value-type="string">
            <text:p>G</text:p>
          </table:table-cell>
          <table:table-cell office:value-type="string">
            <text:p>Vout (mV)</text:p>
          </table:table-cell>
          <table:table-cell table:style-name="Default" office:value-type="string">
            <text:p>Lo (uA)</text:p>
          </table:table-cell>
          <table:table-cell table:style-name="Default" office:value-type="string">
            <text:p>Mid</text:p>
          </table:table-cell>
          <table:table-cell office:value-type="string">
            <text:p>Hi</text:p>
          </table:table-cell>
          <table:table-cell office:value-type="string">
            <text:p>D (pot positition) </text:p>
          </table:table-cell>
        </table:table-row>
        <table:table-row table:style-name="ro3">
          <table:table-cell table:number-columns-repeated="2"/>
          <table:table-cell office:value-type="string">
            <text:p>Nom, probe</text:p>
          </table:table-cell>
          <table:table-cell office:value-type="string">
            <text:p>400K</text:p>
          </table:table-cell>
          <table:table-cell office:value-type="string">
            <text:p>40K</text:p>
          </table:table-cell>
          <table:table-cell office:value-type="string">
            <text:p>8K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office:value-type="float" office:value="1">
            <text:p>1</text:p>
          </table:table-cell>
          <table:table-cell/>
          <table:table-cell table:style-name="Default" office:value-type="float" office:value="400">
            <text:p>400</text:p>
          </table:table-cell>
          <table:table-cell table:style-name="Default" office:value-type="float" office:value="40">
            <text:p>40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12V</text:p>
          </table:table-cell>
          <table:table-cell table:style-name="ce2" office:value-type="string">
            <text:p>200K</text:p>
          </table:table-cell>
          <table:table-cell office:value-type="string">
            <text:p>20uA</text:p>
          </table:table-cell>
          <table:table-cell office:value-type="string">
            <text:p>50uA</text:p>
          </table:table-cell>
          <table:table-cell office:value-type="string">
            <text:p>57uA</text:p>
          </table:table-cell>
          <table:table-cell/>
          <table:table-cell table:formula="of:=([.$H7])+0.5" office:value-type="float" office:value="1.5">
            <text:p>1.5</text:p>
          </table:table-cell>
          <table:table-cell table:formula="of:=([.$H8])*([.$H$4]) * 1000" office:value-type="float" office:value="195">
            <text:p>195</text:p>
          </table:table-cell>
          <table:table-cell table:formula="of:=([.$I8])/([.J$7])" office:value-type="float" office:value="0.4875">
            <text:p>0.4875</text:p>
          </table:table-cell>
          <table:table-cell table:formula="of:=([.$I8])/([.K$7])" office:value-type="float" office:value="4.875">
            <text:p>4.875</text:p>
          </table:table-cell>
          <table:table-cell table:style-name="ce6" table:formula="of:=([.$I8])/([.L$7])" office:value-type="float" office:value="24.375">
            <text:p>24.375</text:p>
          </table:table-cell>
          <table:table-cell office:value-type="string">
            <text:p>~900</text:p>
          </table:table-cell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15uA</text:p>
          </table:table-cell>
          <table:table-cell office:value-type="string">
            <text:p>35uA</text:p>
          </table:table-cell>
          <table:table-cell office:value-type="string">
            <text:p>43uA</text:p>
          </table:table-cell>
          <table:table-cell/>
          <table:table-cell table:formula="of:=([.$H8])+0.5" office:value-type="float" office:value="2">
            <text:p>2</text:p>
          </table:table-cell>
          <table:table-cell table:formula="of:=([.$H9])*([.$H$4]) * 1000" office:value-type="float" office:value="260">
            <text:p>260</text:p>
          </table:table-cell>
          <table:table-cell table:formula="of:=([.$I9])/([.J$7])" office:value-type="float" office:value="0.65">
            <text:p>0.65</text:p>
          </table:table-cell>
          <table:table-cell table:formula="of:=([.$I9])/([.K$7])" office:value-type="float" office:value="6.5">
            <text:p>6.5</text:p>
          </table:table-cell>
          <table:table-cell table:style-name="ce6" table:formula="of:=([.$I9])/([.L$7])" office:value-type="float" office:value="32.5">
            <text:p>32.5</text:p>
          </table:table-cell>
          <table:table-cell/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8uA</text:p>
          </table:table-cell>
          <table:table-cell office:value-type="string">
            <text:p>20uA</text:p>
          </table:table-cell>
          <table:table-cell office:value-type="string">
            <text:p>24uA</text:p>
          </table:table-cell>
          <table:table-cell/>
          <table:table-cell table:formula="of:=([.$H9])+0.5" office:value-type="float" office:value="2.5">
            <text:p>2.5</text:p>
          </table:table-cell>
          <table:table-cell table:formula="of:=([.$H10])*([.$H$4]) * 1000" office:value-type="float" office:value="325">
            <text:p>325</text:p>
          </table:table-cell>
          <table:table-cell table:formula="of:=([.$I10])/([.J$7])" office:value-type="float" office:value="0.8125">
            <text:p>0.8125</text:p>
          </table:table-cell>
          <table:table-cell table:formula="of:=([.$I10])/([.K$7])" office:value-type="float" office:value="8.125">
            <text:p>8.125</text:p>
          </table:table-cell>
          <table:table-cell table:style-name="ce6" table:formula="of:=([.$I10])/([.L$7])" office:value-type="float" office:value="40.625">
            <text:p>40.625</text:p>
          </table:table-cell>
          <table:table-cell/>
        </table:table-row>
        <table:table-row table:style-name="ro4">
          <table:table-cell table:number-columns-repeated="7"/>
          <table:table-cell table:formula="of:=([.$H10])+0.5" office:value-type="float" office:value="3">
            <text:p>3</text:p>
          </table:table-cell>
          <table:table-cell table:formula="of:=([.$H11])*([.$H$4]) * 1000" office:value-type="float" office:value="390">
            <text:p>390</text:p>
          </table:table-cell>
          <table:table-cell table:formula="of:=([.$I11])/([.J$7])" office:value-type="float" office:value="0.975">
            <text:p>0.975</text:p>
          </table:table-cell>
          <table:table-cell table:formula="of:=([.$I11])/([.K$7])" office:value-type="float" office:value="9.75">
            <text:p>9.75</text:p>
          </table:table-cell>
          <table:table-cell table:style-name="ce6" table:formula="of:=([.$I11])/([.L$7])" office:value-type="float" office:value="48.75">
            <text:p>48.75</text:p>
          </table:table-cell>
          <table:table-cell/>
        </table:table-row>
        <table:table-row table:style-name="ro4">
          <table:table-cell/>
          <table:table-cell office:value-type="string">
            <text:p>12V</text:p>
          </table:table-cell>
          <table:table-cell table:style-name="ce3" office:value-type="string">
            <text:p>100K</text:p>
          </table:table-cell>
          <table:table-cell office:value-type="string">
            <text:p>24uA</text:p>
          </table:table-cell>
          <table:table-cell office:value-type="string">
            <text:p>85uA</text:p>
          </table:table-cell>
          <table:table-cell office:value-type="string">
            <text:p>110uA</text:p>
          </table:table-cell>
          <table:table-cell/>
          <table:table-cell table:formula="of:=([.$H11])+0.5" office:value-type="float" office:value="3.5">
            <text:p>3.5</text:p>
          </table:table-cell>
          <table:table-cell table:formula="of:=([.$H12])*([.$H$4]) * 1000" office:value-type="float" office:value="455">
            <text:p>455</text:p>
          </table:table-cell>
          <table:table-cell table:formula="of:=([.$I12])/([.J$7])" office:value-type="float" office:value="1.1375">
            <text:p>1.1375</text:p>
          </table:table-cell>
          <table:table-cell table:formula="of:=([.$I12])/([.K$7])" office:value-type="float" office:value="11.375">
            <text:p>11.375</text:p>
          </table:table-cell>
          <table:table-cell table:style-name="ce7" table:formula="of:=([.$I12])/([.L$7])" office:value-type="float" office:value="56.875">
            <text:p>56.875</text:p>
          </table:table-cell>
          <table:table-cell/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18uA</text:p>
          </table:table-cell>
          <table:table-cell office:value-type="string">
            <text:p>64uA</text:p>
          </table:table-cell>
          <table:table-cell office:value-type="string">
            <text:p>80uA</text:p>
          </table:table-cell>
          <table:table-cell/>
          <table:table-cell table:formula="of:=([.$H12])+0.5" office:value-type="float" office:value="4">
            <text:p>4</text:p>
          </table:table-cell>
          <table:table-cell table:formula="of:=([.$H13])*([.$H$4]) * 1000" office:value-type="float" office:value="520">
            <text:p>520</text:p>
          </table:table-cell>
          <table:table-cell table:formula="of:=([.$I13])/([.J$7])" office:value-type="float" office:value="1.3">
            <text:p>1.3</text:p>
          </table:table-cell>
          <table:table-cell table:formula="of:=([.$I13])/([.K$7])" office:value-type="float" office:value="13">
            <text:p>13</text:p>
          </table:table-cell>
          <table:table-cell table:style-name="ce6" table:formula="of:=([.$I13])/([.L$7])" office:value-type="float" office:value="65">
            <text:p>65</text:p>
          </table:table-cell>
          <table:table-cell/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0uA</text:p>
          </table:table-cell>
          <table:table-cell office:value-type="string">
            <text:p>35uA</text:p>
          </table:table-cell>
          <table:table-cell office:value-type="string">
            <text:p>45uA</text:p>
          </table:table-cell>
          <table:table-cell/>
          <table:table-cell table:formula="of:=([.$H13])+0.5" office:value-type="float" office:value="4.5">
            <text:p>4.5</text:p>
          </table:table-cell>
          <table:table-cell table:formula="of:=([.$H14])*([.$H$4]) * 1000" office:value-type="float" office:value="585">
            <text:p>585</text:p>
          </table:table-cell>
          <table:table-cell table:formula="of:=([.$I14])/([.J$7])" office:value-type="float" office:value="1.4625">
            <text:p>1.4625</text:p>
          </table:table-cell>
          <table:table-cell table:formula="of:=([.$I14])/([.K$7])" office:value-type="float" office:value="14.625">
            <text:p>14.625</text:p>
          </table:table-cell>
          <table:table-cell table:style-name="ce6" table:formula="of:=([.$I14])/([.L$7])" office:value-type="float" office:value="73.125">
            <text:p>73.125</text:p>
          </table:table-cell>
          <table:table-cell/>
        </table:table-row>
        <table:table-row table:style-name="ro4">
          <table:table-cell table:number-columns-repeated="7"/>
          <table:table-cell table:formula="of:=([.$H14])+0.5" office:value-type="float" office:value="5">
            <text:p>5</text:p>
          </table:table-cell>
          <table:table-cell table:formula="of:=([.$H15])*([.$H$4]) * 1000" office:value-type="float" office:value="650">
            <text:p>650</text:p>
          </table:table-cell>
          <table:table-cell table:formula="of:=([.$I15])/([.J$7])" office:value-type="float" office:value="1.625">
            <text:p>1.625</text:p>
          </table:table-cell>
          <table:table-cell table:formula="of:=([.$I15])/([.K$7])" office:value-type="float" office:value="16.25">
            <text:p>16.25</text:p>
          </table:table-cell>
          <table:table-cell table:style-name="ce6" table:formula="of:=([.$I15])/([.L$7])" office:value-type="float" office:value="81.25">
            <text:p>81.25</text:p>
          </table:table-cell>
          <table:table-cell/>
        </table:table-row>
        <table:table-row table:style-name="ro4">
          <table:table-cell/>
          <table:table-cell office:value-type="string">
            <text:p>12V</text:p>
          </table:table-cell>
          <table:table-cell table:style-name="ce4" office:value-type="string">
            <text:p>50K</text:p>
          </table:table-cell>
          <table:table-cell office:value-type="string">
            <text:p>26uA</text:p>
          </table:table-cell>
          <table:table-cell office:value-type="string">
            <text:p>130uA</text:p>
          </table:table-cell>
          <table:table-cell office:value-type="string">
            <text:p>200uA</text:p>
          </table:table-cell>
          <table:table-cell/>
          <table:table-cell table:formula="of:=([.$H15])+0.5" office:value-type="float" office:value="5.5">
            <text:p>5.5</text:p>
          </table:table-cell>
          <table:table-cell table:formula="of:=([.$H16])*([.$H$4]) * 1000" office:value-type="float" office:value="715">
            <text:p>715</text:p>
          </table:table-cell>
          <table:table-cell table:formula="of:=([.$I16])/([.J$7])" office:value-type="float" office:value="1.7875">
            <text:p>1.7875</text:p>
          </table:table-cell>
          <table:table-cell table:formula="of:=([.$I16])/([.K$7])" office:value-type="float" office:value="17.875">
            <text:p>17.875</text:p>
          </table:table-cell>
          <table:table-cell table:style-name="ce6" table:formula="of:=([.$I16])/([.L$7])" office:value-type="float" office:value="89.375">
            <text:p>89.375</text:p>
          </table:table-cell>
          <table:table-cell/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20uA</text:p>
          </table:table-cell>
          <table:table-cell office:value-type="string">
            <text:p>100uA</text:p>
          </table:table-cell>
          <table:table-cell office:value-type="string">
            <text:p>150uA</text:p>
          </table:table-cell>
          <table:table-cell/>
          <table:table-cell table:formula="of:=([.$H16])+0.5" office:value-type="float" office:value="6">
            <text:p>6</text:p>
          </table:table-cell>
          <table:table-cell table:formula="of:=([.$H17])*([.$H$4]) * 1000" office:value-type="float" office:value="780">
            <text:p>780</text:p>
          </table:table-cell>
          <table:table-cell table:formula="of:=([.$I17])/([.J$7])" office:value-type="float" office:value="1.95">
            <text:p>1.95</text:p>
          </table:table-cell>
          <table:table-cell table:formula="of:=([.$I17])/([.K$7])" office:value-type="float" office:value="19.5">
            <text:p>19.5</text:p>
          </table:table-cell>
          <table:table-cell table:style-name="ce6" table:formula="of:=([.$I17])/([.L$7])" office:value-type="float" office:value="97.5">
            <text:p>97.5</text:p>
          </table:table-cell>
          <table:table-cell/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1uA</text:p>
          </table:table-cell>
          <table:table-cell office:value-type="string">
            <text:p>55uA</text:p>
          </table:table-cell>
          <table:table-cell office:value-type="string">
            <text:p>85uA</text:p>
          </table:table-cell>
          <table:table-cell/>
          <table:table-cell table:formula="of:=([.$H17])+0.5" office:value-type="float" office:value="6.5">
            <text:p>6.5</text:p>
          </table:table-cell>
          <table:table-cell table:formula="of:=([.$H18])*([.$H$4]) * 1000" office:value-type="float" office:value="845">
            <text:p>845</text:p>
          </table:table-cell>
          <table:table-cell table:formula="of:=([.$I18])/([.J$7])" office:value-type="float" office:value="2.1125">
            <text:p>2.1125</text:p>
          </table:table-cell>
          <table:table-cell table:formula="of:=([.$I18])/([.K$7])" office:value-type="float" office:value="21.125">
            <text:p>21.125</text:p>
          </table:table-cell>
          <table:table-cell table:style-name="ce6" table:formula="of:=([.$I18])/([.L$7])" office:value-type="float" office:value="105.625">
            <text:p>105.625</text:p>
          </table:table-cell>
          <table:table-cell/>
        </table:table-row>
        <table:table-row table:style-name="ro4">
          <table:table-cell table:number-columns-repeated="7"/>
          <table:table-cell table:formula="of:=([.$H18])+0.5" office:value-type="float" office:value="7">
            <text:p>7</text:p>
          </table:table-cell>
          <table:table-cell table:formula="of:=([.$H19])*([.$H$4]) * 1000" office:value-type="float" office:value="910">
            <text:p>910</text:p>
          </table:table-cell>
          <table:table-cell table:formula="of:=([.$I19])/([.J$7])" office:value-type="float" office:value="2.275">
            <text:p>2.275</text:p>
          </table:table-cell>
          <table:table-cell table:formula="of:=([.$I19])/([.K$7])" office:value-type="float" office:value="22.75">
            <text:p>22.75</text:p>
          </table:table-cell>
          <table:table-cell table:style-name="ce8" table:formula="of:=([.$I19])/([.L$7])" office:value-type="float" office:value="113.75">
            <text:p>113.75</text:p>
          </table:table-cell>
          <table:table-cell/>
        </table:table-row>
        <table:table-row table:style-name="ro4">
          <table:table-cell/>
          <table:table-cell office:value-type="string">
            <text:p>12V</text:p>
          </table:table-cell>
          <table:table-cell table:style-name="ce5" office:value-type="string">
            <text:p>10K</text:p>
          </table:table-cell>
          <table:table-cell office:value-type="string">
            <text:p>29uA</text:p>
          </table:table-cell>
          <table:table-cell office:value-type="string">
            <text:p>240uA</text:p>
          </table:table-cell>
          <table:table-cell office:value-type="string">
            <text:p>600uA</text:p>
          </table:table-cell>
          <table:table-cell/>
          <table:table-cell table:formula="of:=([.$H19])+0.5" office:value-type="float" office:value="7.5">
            <text:p>7.5</text:p>
          </table:table-cell>
          <table:table-cell table:formula="of:=([.$H20])*([.$H$4]) * 1000" office:value-type="float" office:value="975">
            <text:p>975</text:p>
          </table:table-cell>
          <table:table-cell table:formula="of:=([.$I20])/([.J$7])" office:value-type="float" office:value="2.4375">
            <text:p>2.4375</text:p>
          </table:table-cell>
          <table:table-cell table:formula="of:=([.$I20])/([.K$7])" office:value-type="float" office:value="24.375">
            <text:p>24.375</text:p>
          </table:table-cell>
          <table:table-cell table:style-name="ce6" table:formula="of:=([.$I20])/([.L$7])" office:value-type="float" office:value="121.875">
            <text:p>121.875</text:p>
          </table:table-cell>
          <table:table-cell/>
        </table:table-row>
        <table:table-row table:style-name="ro4">
          <table:table-cell/>
          <table:table-cell office:value-type="string">
            <text:p>9V</text:p>
          </table:table-cell>
          <table:table-cell/>
          <table:table-cell office:value-type="string">
            <text:p>21.5uA</text:p>
          </table:table-cell>
          <table:table-cell office:value-type="string">
            <text:p>180uA</text:p>
          </table:table-cell>
          <table:table-cell office:value-type="string">
            <text:p>500uA</text:p>
          </table:table-cell>
          <table:table-cell/>
          <table:table-cell table:formula="of:=([.$H20])+0.5" office:value-type="float" office:value="8">
            <text:p>8</text:p>
          </table:table-cell>
          <table:table-cell table:formula="of:=([.$H21])*([.$H$4]) * 1000" office:value-type="float" office:value="1040">
            <text:p>1040</text:p>
          </table:table-cell>
          <table:table-cell table:formula="of:=([.$I21])/([.J$7])" office:value-type="float" office:value="2.6">
            <text:p>2.6</text:p>
          </table:table-cell>
          <table:table-cell table:formula="of:=([.$I21])/([.K$7])" office:value-type="float" office:value="26">
            <text:p>26</text:p>
          </table:table-cell>
          <table:table-cell table:style-name="ce6" table:formula="of:=([.$I21])/([.L$7])" office:value-type="float" office:value="130">
            <text:p>130</text:p>
          </table:table-cell>
          <table:table-cell/>
        </table:table-row>
        <table:table-row table:style-name="ro4">
          <table:table-cell/>
          <table:table-cell office:value-type="string">
            <text:p>5V</text:p>
          </table:table-cell>
          <table:table-cell/>
          <table:table-cell office:value-type="string">
            <text:p>12uA</text:p>
          </table:table-cell>
          <table:table-cell office:value-type="string">
            <text:p>100uA</text:p>
          </table:table-cell>
          <table:table-cell office:value-type="string">
            <text:p>275uA</text:p>
          </table:table-cell>
          <table:table-cell/>
          <table:table-cell table:formula="of:=([.$H21])+0.5" office:value-type="float" office:value="8.5">
            <text:p>8.5</text:p>
          </table:table-cell>
          <table:table-cell table:formula="of:=([.$H22])*([.$H$4]) * 1000" office:value-type="float" office:value="1105">
            <text:p>1105</text:p>
          </table:table-cell>
          <table:table-cell table:formula="of:=([.$I22])/([.J$7])" office:value-type="float" office:value="2.7625">
            <text:p>2.7625</text:p>
          </table:table-cell>
          <table:table-cell table:formula="of:=([.$I22])/([.K$7])" office:value-type="float" office:value="27.625">
            <text:p>27.625</text:p>
          </table:table-cell>
          <table:table-cell table:style-name="ce6" table:formula="of:=([.$I22])/([.L$7])" office:value-type="float" office:value="138.125">
            <text:p>138.125</text:p>
          </table:table-cell>
          <table:table-cell/>
        </table:table-row>
        <table:table-row table:style-name="ro4">
          <table:table-cell table:number-columns-repeated="7"/>
          <table:table-cell table:formula="of:=([.$H22])+0.5" office:value-type="float" office:value="9">
            <text:p>9</text:p>
          </table:table-cell>
          <table:table-cell table:formula="of:=([.$H23])*([.$H$4]) * 1000" office:value-type="float" office:value="1170">
            <text:p>1170</text:p>
          </table:table-cell>
          <table:table-cell table:formula="of:=([.$I23])/([.J$7])" office:value-type="float" office:value="2.925">
            <text:p>2.925</text:p>
          </table:table-cell>
          <table:table-cell table:formula="of:=([.$I23])/([.K$7])" office:value-type="float" office:value="29.25">
            <text:p>29.25</text:p>
          </table:table-cell>
          <table:table-cell table:style-name="ce6" table:formula="of:=([.$I23])/([.L$7])" office:value-type="float" office:value="146.25">
            <text:p>146.25</text:p>
          </table:table-cell>
          <table:table-cell/>
        </table:table-row>
        <table:table-row table:style-name="ro4">
          <table:table-cell table:number-columns-repeated="7"/>
          <table:table-cell table:formula="of:=([.$H23])+0.5" office:value-type="float" office:value="9.5">
            <text:p>9.5</text:p>
          </table:table-cell>
          <table:table-cell table:formula="of:=([.$H24])*([.$H$4]) * 1000" office:value-type="float" office:value="1235">
            <text:p>1235</text:p>
          </table:table-cell>
          <table:table-cell table:formula="of:=([.$I24])/([.J$7])" office:value-type="float" office:value="3.0875">
            <text:p>3.0875</text:p>
          </table:table-cell>
          <table:table-cell table:formula="of:=([.$I24])/([.K$7])" office:value-type="float" office:value="30.875">
            <text:p>30.875</text:p>
          </table:table-cell>
          <table:table-cell table:style-name="ce6" table:formula="of:=([.$I24])/([.L$7])" office:value-type="float" office:value="154.375">
            <text:p>154.375</text:p>
          </table:table-cell>
          <table:table-cell/>
        </table:table-row>
        <table:table-row table:style-name="ro4">
          <table:table-cell table:number-columns-repeated="7"/>
          <table:table-cell table:formula="of:=([.$H24])+0.5" office:value-type="float" office:value="10">
            <text:p>10</text:p>
          </table:table-cell>
          <table:table-cell table:formula="of:=([.$H25])*([.$H$4]) * 1000" office:value-type="float" office:value="1300">
            <text:p>1300</text:p>
          </table:table-cell>
          <table:table-cell table:formula="of:=([.$I25])/([.J$7])" office:value-type="float" office:value="3.25">
            <text:p>3.25</text:p>
          </table:table-cell>
          <table:table-cell table:formula="of:=([.$I25])/([.K$7])" office:value-type="float" office:value="32.5">
            <text:p>32.5</text:p>
          </table:table-cell>
          <table:table-cell table:style-name="ce6" table:formula="of:=([.$I25])/([.L$7])" office:value-type="float" office:value="162.5">
            <text:p>162.5</text:p>
          </table:table-cell>
          <table:table-cell office:value-type="float" office:value="51">
            <text:p>51</text:p>
          </table:table-cell>
        </table:table-row>
        <table:table-row table:style-name="ro4">
          <table:table-cell table:number-columns-repeated="7"/>
          <table:table-cell table:formula="of:=([.$H25])+0.5" office:value-type="float" office:value="10.5">
            <text:p>10.5</text:p>
          </table:table-cell>
          <table:table-cell table:formula="of:=([.$H26])*([.$H$4]) * 1000" office:value-type="float" office:value="1365">
            <text:p>1365</text:p>
          </table:table-cell>
          <table:table-cell table:formula="of:=([.$I26])/([.J$7])" office:value-type="float" office:value="3.4125">
            <text:p>3.4125</text:p>
          </table:table-cell>
          <table:table-cell table:formula="of:=([.$I26])/([.K$7])" office:value-type="float" office:value="34.125">
            <text:p>34.125</text:p>
          </table:table-cell>
          <table:table-cell table:style-name="ce6" table:formula="of:=([.$I26])/([.L$7])" office:value-type="float" office:value="170.625">
            <text:p>170.6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Digital Potentiometer AD5292 100KOhm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1024 positions 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For Lo setting, a base range of 500nA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office:value-type="string">
            <text:p>@400KOhm needs .2V input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office:value-type="string">
            <text:p>To Calculate effective range of potentiometer we must recognize two errors, full scale error si taken care of by a trim pot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3:00:32</meta:creation-date>
    <dc:date>2014-03-01T14:52:35</dc:date>
    <meta:editing-duration>PT5M9S</meta:editing-duration>
    <meta:editing-cycles>1</meta:editing-cycles>
    <meta:document-statistic meta:table-count="3" meta:cell-count="174" meta:object-count="0"/>
    <meta:generator>LibreOffice/3.5$Linux_X86_64 LibreOffice_project/350m1$Build-2</meta:generator>
  </office:meta>
</office:document-meta>
</file>